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
    <meta:initial-creator>Per Petterson; Peter Pan</meta:initial-creator>
    <dc:creator>Per Petterson; Peter Pan</dc:creator>
    <meta:creation-date>2025-07-24T06:18:19Z</meta:creation-date>
    <dc:date>2025-07-24T06:18:1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